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rsid="000d5730" officeooo:paragraph-rsid="000d5730"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6pt" fo:font-weight="bold" officeooo:rsid="000d5730" officeooo:paragraph-rsid="000d5730"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bold" officeooo:rsid="000d5730" officeooo:paragraph-rsid="000d5730"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officeooo:rsid="000d5730" officeooo:paragraph-rsid="000d5730"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Arial" fo:font-size="12pt" fo:font-weight="normal" officeooo:rsid="000d5730" officeooo:paragraph-rsid="000d573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e7a47" officeooo:paragraph-rsid="000e7a4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107049" officeooo:paragraph-rsid="00107049"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Arial" fo:font-size="11pt" fo:font-weight="normal" officeooo:rsid="00107049" officeooo:paragraph-rsid="00107049" style:font-size-asian="9.60000038146973pt" style:font-weight-asian="normal" style:font-size-complex="11pt" style:font-weight-complex="normal"/>
    </style:style>
    <style:style style:name="P9" style:family="paragraph" style:parent-style-name="Standard">
      <style:paragraph-properties fo:text-align="center" style:justify-single-word="false"/>
      <style:text-properties fo:color="#ff3333" style:font-name="Arial" fo:font-size="16pt" fo:font-weight="bold" officeooo:rsid="00107049" officeooo:paragraph-rsid="00107049" style:font-size-asian="14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704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liminary</text:p>
      <text:p text:style-name="P1">Secure Anonymous Authentication using a Monero Wallet</text:p>
      <text:p text:style-name="P8">02 May 2018</text:p>
      <text:p text:style-name="P8"/>
      <text:p text:style-name="P2"/>
      <text:p text:style-name="P3">Introduction</text:p>
      <text:p text:style-name="P4"/>
      <text:p text:style-name="P4">This paper documents our new protocol for securely authenticating to a digital resource using a Monero wallet. The object for authentication is a Monero address. A Monero address is the identifier presented to a system for authentication.</text:p>
      <text:p text:style-name="P4"/>
      <text:p text:style-name="P4">First, an entity makes an authentication request and is presented with a <text:span text:style-name="T1">challenge phrase</text:span><text:span text:style-name="T2"> by the system. The system managing the authentication process, expects the entity requesting authentication, to digitally sign the challenge phrase with a specific Monero address. After presenting the challenge phrase to the requester, the system waits to receive:</text:span></text:p>
      <text:list xml:id="list3635395645729926452" text:style-name="L1">
        <text:list-item>
          <text:p text:style-name="P5"><text:span text:style-name="T2">challenge phrase</text:span></text:p>
        </text:list-item>
        <text:list-item>
          <text:p text:style-name="P5"><text:span text:style-name="T2">Monero address</text:span></text:p>
        </text:list-item>
        <text:list-item>
          <text:p text:style-name="P5"><text:span text:style-name="T2">Signature</text:span></text:p>
        </text:list-item>
      </text:list>
      <text:p text:style-name="P4"><text:span text:style-name="T2">from the requester. Once the above information is provided to the system, the system verifies the digital signature. If the signature is valid, authentication is successful. If the signature does not validate, the authentication request is denied.</text:span></text:p>
      <text:p text:style-name="P4"><text:span text:style-name="T2"/></text:p>
      <text:p text:style-name="P6"><text:span text:style-name="T2">A valid signature proves to the system that the requester holds the private key for the provided Monero address.</text:span></text:p>
      <text:p text:style-name="P6"><text:span text:style-name="T2"/></text:p>
      <text:p text:style-name="P6"><text:span text:style-name="T2">The protocol consists of </text:span><text:span text:style-name="T3">two events and the </text:span><text:span text:style-name="T2">passing </text:span><text:span text:style-name="T3">of two </text:span><text:span text:style-name="T2">messages in the authentication methodology:</text:span></text:p>
      <text:p text:style-name="P6"><text:span text:style-name="T2"/></text:p>
      <text:p text:style-name="P7"><text:span text:style-name="T2">The first event is a request for authentication.</text:span></text:p>
      <text:p text:style-name="P7"><text:span text:style-name="T2"/></text:p>
      <text:p text:style-name="P7"><text:span text:style-name="T2">Once a request for authentication is received by the system, the system responds with a challenge phrase.</text:span></text:p>
      <text:p text:style-name="P7"><text:span text:style-name="T2"/></text:p>
      <text:p text:style-name="P7"><text:span text:style-name="T2">When the entity requesting authentication receives the challenge phrase, the challenge phrase is signed with a Monero wallet.</text:span></text:p>
      <text:p text:style-name="P7"><text:span text:style-name="T2"/></text:p>
      <text:p text:style-name="P7"><text:span text:style-name="T2">Once the challenge phrase is signed, the challenge phrase, Monero address, and the signature are passed to the system</text:span></text:p>
      <text:p text:style-name="P7"><text:span text:style-name="T2"/></text:p>
      <text:p text:style-name="P7"><text:span text:style-name="T2">The system then validates the signature with a Monero wallet. The result of the validation generates an authorization event. Authorization is a pass (true) or fail (false) event. </text:span></text:p>
      <text:p text:style-name="P7"><text:span text:style-name="T2"/></text:p>
      <text:p text:style-name="P7"><text:span text:style-name="T2">When we say anonymous authentication, it is in reference to the identity that holds the private key for the Monero address that is the object of authentication.</text:span></text:p>
      <text:p text:style-name="P7"><text:span text:style-name="T2"/></text:p>
      <text:p text:style-name="P7"><text:span text:style-name="T2">The </text:span><text:span text:style-name="T1">identity</text:span><text:span text:style-name="T2"> of the entity requesting authentication is always a unique Monero address and in order to pass authentication, the entity requesting authentication must possess the private key of the Monero address in order to generate a valid signature for the challenge phrase.</text:span></text:p>
      <text:p text:style-name="P7"><text:soft-page-break/><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27:48.970926657</meta:creation-date>
    <dc:date>2018-05-02T17:04:05.115895119</dc:date>
    <meta:editing-duration>PT20M5S</meta:editing-duration>
    <meta:editing-cycles>2</meta:editing-cycles>
    <meta:generator>LibreOffice/5.1.6.2$Linux_X86_64 LibreOffice_project/10m0$Build-2</meta:generator>
    <meta:document-statistic meta:table-count="0" meta:image-count="0" meta:object-count="0" meta:page-count="2" meta:paragraph-count="20" meta:word-count="341" meta:character-count="2193" meta:non-whitespace-character-count="1872"/>
  </office:meta>
</office:document-meta>
</file>